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 fo:color="#000000"/>
    </style:style>
    <style:style style:name="T1" style:family="text">
      <style:text-properties style:font-name="Apple Color Emoji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a xlink:type="simple" xlink:href="https://copilot.microsoft.com/shares/pages/zELGsz4QQZY7btPi4VZiM">/zELGsz4QQZY7btPi4VZiM</text:a></text:p>
      <text:p text:style-name="P1"/>
      <text:p text:style-name="P1">&lt;iframe width="560" height="315" src="https://www.youtube-nocookie.com/embed/z_7F9q7EIoI?si=WkBiplJZ5QHh4cza" title="YouTube video player" frameborder="0" allow="accelerometer; autoplay; clipboard-write; encrypted-media; gyroscope; picture-in-picture; web-share" referrerpolicy="strict-origin-when-cross-origin" allowfullscreen&gt;&lt;/iframe&gt;</text:p>
      <text:p text:style-name="P1"/>
      <text:p text:style-name="P1">&gt;&gt; hello world <text:span text:style-name="T1">🔩</text:span></text:p>
      <text:p text:style-name="P1"><text:s text:c="55"/></text:p>
      <text:p text:style-name="P1">&lt;&lt;dot.env.obj&gt;&gt;</text:p>
      <text:p text:style-name="P1">—————·</text:p>
      <text:p text:style-name="P1">| <text:s text:c="18"/>|</text:p>
      <text:p text:style-name="P1">| <text:s text:c="18"/>|</text:p>
      <text:p text:style-name="P1">| <text:s text:c="18"/>|</text:p>
      <text:p text:style-name="P1">—————</text:p>
      <text:p text:style-name="P1">/noCoverage</text:p>
      <text:p text:style-name="P1">//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  <meta:initial-creator>AG24 Genesis</meta:initial-creator>
  </office:meta>
</office:document-meta>
</file>